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6c33" officeooo:paragraph-rsid="00106c33"/>
    </style:style>
    <style:style style:name="P2" style:family="paragraph" style:parent-style-name="Standard">
      <style:paragraph-properties fo:text-align="start" style:justify-single-word="false"/>
      <style:text-properties fo:font-size="10pt" officeooo:rsid="00106c33" officeooo:paragraph-rsid="00106c33" style:font-size-asian="8.75pt" style:font-size-complex="10pt"/>
    </style:style>
    <style:style style:name="P3" style:family="paragraph" style:parent-style-name="Standard">
      <style:paragraph-properties fo:text-align="start" style:justify-single-word="false"/>
      <style:text-properties fo:font-size="10pt" officeooo:rsid="00106c33" officeooo:paragraph-rsid="00136b82" style:font-size-asian="8.75pt" style:font-size-complex="10pt"/>
    </style:style>
    <style:style style:name="P4" style:family="paragraph" style:parent-style-name="Standard">
      <style:paragraph-properties fo:text-align="start" style:justify-single-word="false"/>
      <style:text-properties officeooo:paragraph-rsid="00136b82"/>
    </style:style>
    <style:style style:name="T1" style:family="text">
      <style:text-properties officeooo:rsid="00114b71"/>
    </style:style>
    <style:style style:name="T2" style:family="text">
      <style:text-properties officeooo:rsid="00122714"/>
    </style:style>
    <style:style style:name="T3" style:family="text">
      <style:text-properties fo:font-size="10pt" officeooo:rsid="00136b82" style:font-size-asian="8.75pt" style:font-size-complex="10pt"/>
    </style:style>
    <style:style style:name="T4" style:family="text">
      <style:text-properties fo:font-size="10pt" officeooo:rsid="00155813" style:font-size-asian="8.75pt" style:font-size-complex="10pt"/>
    </style:style>
    <style:style style:name="T5" style:family="text">
      <style:text-properties officeooo:rsid="0013f9c8"/>
    </style:style>
    <style:style style:name="T6" style:family="text">
      <style:text-properties officeooo:rsid="001074cf"/>
    </style:style>
    <style:style style:name="T7" style:family="text">
      <style:text-properties officeooo:rsid="00136b82"/>
    </style:style>
    <style:style style:name="T8" style:family="text">
      <style:text-properties officeooo:rsid="001558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ch Linux UHD and GnuRadio Install</text:p>
      <text:p text:style-name="P1"/>
      <text:p text:style-name="P2"/>
      <text:p text:style-name="P2"><text:tab/>For the Arch Linux install, a separate PKGBUILD file is used for both the UHD and GnuRadio build, but the <text:span text:style-name="T1">packages</text:span> are built subsequently from the same Dockerfile. <text:span text:style-name="T8">UHD is a dependecny of GnuRadio, so it must be built first. </text:span></text:p>
      <text:p text:style-name="P2"/>
      <text:p text:style-name="P3"><text:tab/><text:span text:style-name="T1">The UHD PKGBUILD script was taken from the Per Vices releases repo, with slight modifications made to the dependencies to ensure that </text:span><text:span text:style-name="T2">the build ran correctly. This source package is built using Python 2, as Python 3 Arch dependencies could not be found that enabled all of the required build components. These components are <text:s/></text:span><text:span text:style-name="T5">LibUHD, </text:span><text:span text:style-name="T6">LibUHD - C API, LibUHD - Python API, Examples, Utils, CrimsontTNG, USRP2, </text:span><text:span text:style-name="T5">MPMD, <text:s/>Manual, and Man Pages. Enabled components can be verified through the output logs for each build.</text:span></text:p>
      <text:p text:style-name="P3"/>
      <text:p text:style-name="P3"><text:tab/><text:span text:style-name="T7">The GnuRadio PKGBUILD file was taken from the gnuradio-git.git package on the Arch Linuc User Repository site. Several packages were added to the depends and makedepends sections to ensure optimal results in the build output logs. This build could not be correctly executed using Python 2, so Python 3 dependecnies were built.</text:span></text:p>
      <text:p text:style-name="P3"/>
      <text:p text:style-name="P4"><text:span text:style-name="T3">The Dockerfile for this set of builds first installs necessary base packages to a clean Arch Linux container, including git, </text:span><text:span text:style-name="T4">Arch Linux keyring,</text:span><text:span text:style-name="T3"> and wget, which </text:span><text:span text:style-name="T4">is </text:span><text:span text:style-name="T3">used to grab the raw text files of the PKGBUILDS from GitHub yto initiate the source builds. On Arch Linux, the makepkg command cannot be run as root, so a user with root capabilities called ‘notroot’ is created to execute necessary commands. This user does not have access to these commands outside of its home directories, so the builds are run in subdirectories of ‘home/notroot’ </text:span><text:span text:style-name="T4">in the filesystem. ‘yay’ is installed in order to build the necessary PKGBUILD dependencies, and receive keys are included for certain packag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6.2$Linux_X86_64 LibreOffice_project/40$Build-2</meta:generator>
    <meta:editing-cycles>0</meta:editing-cycles>
    <meta:editing-duration>P0D</meta:editing-duration>
    <meta:document-statistic meta:table-count="0" meta:image-count="0" meta:object-count="0" meta:page-count="1" meta:paragraph-count="5" meta:word-count="296" meta:character-count="1792" meta:non-whitespace-character-count="1494"/>
  </office:meta>
</office:document-meta>
</file>